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835in" loext:contextual-spacing="false" fo:line-height="100%" fo:text-align="center" style:justify-single-word="false"/>
      <style:text-properties fo:font-size="10pt" officeooo:paragraph-rsid="00293abe" style:font-size-asian="10pt" style:font-size-complex="10pt"/>
    </style:style>
    <style:style style:name="P2" style:family="paragraph" style:parent-style-name="Standard">
      <style:paragraph-properties fo:margin-top="0in" fo:margin-bottom="0in" loext:contextual-spacing="false" fo:line-height="100%"/>
      <style:text-properties fo:font-size="10pt" fo:font-weight="normal" officeooo:rsid="0040a026" officeooo:paragraph-rsid="0040a026" style:font-size-asian="10pt" style:font-weight-asian="normal" style:font-size-complex="10pt" style:font-weight-complex="normal"/>
    </style:style>
    <style:style style:name="P3" style:family="paragraph" style:parent-style-name="Standard">
      <style:paragraph-properties fo:margin-top="0in" fo:margin-bottom="0in" loext:contextual-spacing="false" fo:line-height="150%"/>
      <style:text-properties fo:font-size="10pt" fo:font-weight="normal" officeooo:rsid="0040a026" officeooo:paragraph-rsid="0040a026" style:font-size-asian="10pt" style:font-weight-asian="normal" style:font-size-complex="10pt" style:font-weight-complex="normal"/>
    </style:style>
    <style:style style:name="P4"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512a6" officeooo:paragraph-rsid="004512a6" style:font-size-asian="10pt" style:font-weight-asian="normal" style:font-size-complex="10pt" style:font-weight-complex="normal"/>
    </style:style>
    <style:style style:name="P5"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0a026" officeooo:paragraph-rsid="0040a026" style:font-size-asian="10pt" style:font-weight-asian="normal" style:font-size-complex="10pt" style:font-weight-complex="normal"/>
    </style:style>
    <style:style style:name="P6" style:family="paragraph" style:parent-style-name="Standard">
      <style:paragraph-properties fo:margin-left="0.0098in" fo:margin-right="0in" fo:margin-top="0in" fo:margin-bottom="0in" loext:contextual-spacing="false" fo:line-height="150%" fo:text-indent="0in" style:auto-text-indent="false"/>
      <style:text-properties officeooo:paragraph-rsid="00423f11"/>
    </style:style>
    <style:style style:name="P7" style:family="paragraph" style:parent-style-name="Standard">
      <style:paragraph-properties fo:margin-left="0.0098in" fo:margin-right="0in" fo:margin-top="0in" fo:margin-bottom="0in" loext:contextual-spacing="false" fo:line-height="150%" fo:text-indent="0in" style:auto-text-indent="false"/>
      <style:text-properties officeooo:paragraph-rsid="004dfde4"/>
    </style:style>
    <style:style style:name="P8" style:family="paragraph" style:parent-style-name="Standard">
      <style:paragraph-properties fo:margin-left="0.0098in" fo:margin-right="0in" fo:margin-top="0in" fo:margin-bottom="0in" loext:contextual-spacing="false" fo:line-height="150%" fo:text-indent="0in" style:auto-text-indent="false"/>
      <style:text-properties officeooo:rsid="004512a6" officeooo:paragraph-rsid="004512a6"/>
    </style:style>
    <style:style style:name="P9" style:family="paragraph" style:parent-style-name="Standard" style:master-page-name="Standard">
      <style:paragraph-properties fo:margin-top="0in" fo:margin-bottom="0.0835in" loext:contextual-spacing="false" fo:line-height="100%" fo:text-align="center" style:justify-single-word="false" style:page-number="auto"/>
      <style:text-properties fo:font-size="16pt" fo:font-weight="bold" officeooo:paragraph-rsid="00293abe" style:font-size-asian="16pt" style:font-weight-asian="bold" style:font-size-complex="16pt"/>
    </style:style>
    <style:style style:name="P10"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dfde4" officeooo:paragraph-rsid="004dfde4" style:font-size-asian="10pt" style:font-weight-asian="normal" style:font-size-complex="10pt" style:font-weight-complex="normal"/>
    </style:style>
    <style:style style:name="P11" style:family="paragraph" style:parent-style-name="Standard">
      <style:paragraph-properties fo:margin-left="0.0098in" fo:margin-right="0in" fo:margin-top="0in" fo:margin-bottom="0in" loext:contextual-spacing="false" fo:line-height="150%" fo:text-indent="0in" style:auto-text-indent="false"/>
      <style:text-properties fo:font-size="10pt" fo:font-weight="normal" officeooo:rsid="004512a6" officeooo:paragraph-rsid="004512a6" style:font-size-asian="10pt" style:font-weight-asian="normal" style:font-size-complex="10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officeooo:rsid="00423f11" style:font-size-asian="10pt" style:font-weight-asian="normal" style:font-size-complex="10pt" style:font-weight-complex="normal"/>
    </style:style>
    <style:style style:name="T3" style:family="text">
      <style:text-properties fo:font-size="10pt" fo:font-weight="normal" officeooo:rsid="00434bdd" style:font-size-asian="10pt" style:font-weight-asian="normal" style:font-size-complex="10pt" style:font-weight-complex="normal"/>
    </style:style>
    <style:style style:name="T4" style:family="text">
      <style:text-properties fo:font-size="10pt" fo:font-weight="normal" officeooo:rsid="00434fa7" style:font-size-asian="10pt" style:font-weight-asian="normal" style:font-size-complex="10pt" style:font-weight-complex="normal"/>
    </style:style>
    <style:style style:name="T5" style:family="text">
      <style:text-properties fo:font-size="10pt" fo:font-weight="normal" officeooo:rsid="004512a6" style:font-size-asian="10pt" style:font-weight-asian="normal" style:font-size-complex="10pt" style:font-weight-complex="normal"/>
    </style:style>
    <style:style style:name="T6" style:family="text">
      <style:text-properties fo:font-size="10pt" fo:font-weight="normal" officeooo:rsid="00456e11" style:font-size-asian="10pt" style:font-weight-asian="normal" style:font-size-complex="10pt" style:font-weight-complex="normal"/>
    </style:style>
    <style:style style:name="T7" style:family="text">
      <style:text-properties fo:font-size="10pt" fo:font-weight="normal" officeooo:rsid="004760d2" style:font-size-asian="10pt" style:font-weight-asian="normal" style:font-size-complex="10pt" style:font-weight-complex="normal"/>
    </style:style>
    <style:style style:name="T8" style:family="text">
      <style:text-properties fo:font-size="10pt" fo:font-weight="normal" officeooo:rsid="004ab5f8" style:font-size-asian="10pt" style:font-weight-asian="normal" style:font-size-complex="10pt" style:font-weight-complex="normal"/>
    </style:style>
    <style:style style:name="T9" style:family="text">
      <style:text-properties fo:font-size="10pt" fo:font-weight="normal" officeooo:rsid="004bd2bb" style:font-size-asian="10pt" style:font-weight-asian="normal" style:font-size-complex="10pt" style:font-weight-complex="normal"/>
    </style:style>
    <style:style style:name="T10" style:family="text">
      <style:text-properties fo:font-size="10pt" fo:font-weight="normal" officeooo:rsid="004d055c" style:font-size-asian="10pt" style:font-weight-asian="normal" style:font-size-complex="10pt" style:font-weight-complex="normal"/>
    </style:style>
    <style:style style:name="T11" style:family="text">
      <style:text-properties fo:font-size="10pt" fo:font-weight="normal" officeooo:rsid="004dfde4" style:font-size-asian="10pt" style:font-weight-asian="normal" style:font-size-complex="10pt" style:font-weight-complex="normal"/>
    </style:style>
    <style:style style:name="T12" style:family="text">
      <style:text-properties fo:font-size="10pt" fo:font-weight="normal" officeooo:rsid="004f3e91" style:font-size-asian="10pt" style:font-weight-asian="normal" style:font-size-complex="10pt" style:font-weight-complex="normal"/>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liver Mills</text:p>
      <text:section text:style-name="Sect1" text:name="Section3">
        <text:p text:style-name="P1">Columbia, SC </text:p>
        <text:p text:style-name="P1">419-265-9167</text:p>
        <text:p text:style-name="P1">mills.oliver@ymail.com</text:p>
      </text:section>
      <text:p text:style-name="P2">10/4/2020</text:p>
      <text:p text:style-name="P2"/>
      <text:p text:style-name="P3">FDM Group</text:p>
      <text:p text:style-name="P3">Recruiting Manager</text:p>
      <text:p text:style-name="P3">128 S Tryon St</text:p>
      <text:p text:style-name="P3">Charlotte, NC 28202</text:p>
      <text:p text:style-name="P3"/>
      <text:p text:style-name="P5">Dear Recruiting Manager,</text:p>
      <text:p text:style-name="P6"><text:span text:style-name="T2"><text:tab/>Throughout my life I always have been huge into strategy and problem solving from different games in my free time to math throughout school. When I started off in Mechanical Engineering at Ohio State I was okay with where I was but after being introduced to programming in my classes I thought to myself this is much more what I see myself doing </text:span><text:span text:style-name="T3">for the rest of my</text:span><text:span text:style-name="T2"> life. </text:span><text:span text:style-name="T3">From there I changed career paths and I stumbled across FDM at a career fair and was drawn towards the Software Development Graduate Programme. </text:span><text:span text:style-name="T4">The versatility of the training program along with the prestigious clients that FDM works with makes FDM an ideal starting point for any person starting their career in software development. Coupled with the focus on veterans in the company, I feel like I would fit in perfectly after serving four years in the US Air Force.</text:span></text:p>
      <text:p text:style-name="P6"><text:span text:style-name="T4"><text:tab/></text:span><text:span text:style-name="T5">Throughout my time in the Air Force I worked in Aircraft Maintenance which may not need the same computer skills as a software developer but it shares many of the same skill sets. <text:s/></text:span><text:span text:style-name="T6">I have worked with teams of 2-5 people extensively from things like replacing flight controls to just everyday inspections. The attention to detail </text:span><text:span text:style-name="T7">I needed to solve all these problems is incredible. The difference between seeing and missing a loose screw on a jet could be the difference between an engine getting destroyed or being in 100% working order.</text:span><text:span text:style-name="T6"> </text:span></text:p>
      <text:p text:style-name="P6"><text:span text:style-name="T6"><text:tab/></text:span><text:span text:style-name="T8">For my capstone project I am leading a group of four others to create a tower defense video game. I personally have had to learn how to use Unity, Blender, and c# in order to create the game. </text:span><text:span text:style-name="T9">This has provided some challenge since Unity and Blender are different from what I am used to, but the challenge to learn new programs is an exciting part of the project. </text:span><text:span text:style-name="T10">On top of that learning the design process in regards to a real world application has cemented the passion I have for creating applications f</text:span><text:span text:style-name="T11">or many types of users. Understanding the need to cater towards the user rather than personal wants is challenging, but this project opened my eyes to its importance. While not finished yet the project is directed towards success and we await its launch in 2021.</text:span></text:p>
      <text:p text:style-name="P7"><text:span text:style-name="T11"><text:tab/></text:span><text:span text:style-name="T12">Because m</text:span><text:span text:style-name="T11">y military background and academic experience seem to mesh well with the goals of FDM, </text:span><text:span text:style-name="T12">I believe I will fit right in with FDM.</text:span><text:span text:style-name="T11"> I await the opportunity to join the </text:span><text:span text:style-name="T3">Software Development Graduate Programme </text:span><text:span text:style-name="T11">with FDM in the near future. Thank you for your time and consideration.</text:span></text:p>
      <text:p text:style-name="P10"/>
      <text:p text:style-name="P8"><text:span text:style-name="T4">S</text:span><text:span text:style-name="T1">incerely, </text:span></text:p>
      <text:p text:style-name="P4"/>
      <text:p text:style-name="P4">Oliver Mil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text:list-tab-stop-position="0.5in" fo:text-indent="-0.25in" fo:margin-left="0.55in"/>
        </style:list-level-properties>
        <style:text-properties style:font-name="OpenSymbol"/>
      </text:list-level-style-bullet>
      <text:list-level-style-bullet text:level="2" text:style-name="ListLabel_20_2" text:bullet-char="o">
        <style:list-level-properties text:list-level-position-and-space-mode="label-alignment">
          <style:list-level-label-alignment text:label-followed-by="listtab" text:list-tab-stop-position="0.75in" fo:text-indent="-0.25in" fo:margin-left="1.0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in" fo:text-indent="-0.25in" fo:margin-left="1.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5in"/>
        </style:list-level-properties>
        <style:text-properties fo:font-family="Symbol" style:font-style-name="Regular"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1.5in" fo:text-indent="-0.25in" fo:margin-left="2.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1.75in" fo:text-indent="-0.25in" fo:margin-left="3.0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5in"/>
        </style:list-level-properties>
        <style:text-properties fo:font-family="Symbol" style:font-style-name="Regular" style:font-family-generic="roman"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2.25in" fo:text-indent="-0.25in" fo:margin-left="4.0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2.5in" fo:text-indent="-0.25in" fo:margin-left="4.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Oliver</meta:initial-creator>
    <meta:editing-cycles>27</meta:editing-cycles>
    <meta:creation-date>2018-12-12T18:53:00</meta:creation-date>
    <dc:date>2020-10-05T11:20:52.992000000</dc:date>
    <meta:editing-duration>PT2H37M41S</meta:editing-duration>
    <meta:generator>LibreOffice/6.4.5.2$Windows_X86_64 LibreOffice_project/a726b36747cf2001e06b58ad5db1aa3a9a1872d6</meta:generator>
    <meta:document-statistic meta:table-count="0" meta:image-count="0" meta:object-count="0" meta:page-count="1" meta:paragraph-count="16" meta:word-count="452" meta:character-count="2605" meta:non-whitespace-character-count="2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